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  <style:font-face style:name="Source Code Pro" svg:font-family="'Source Code Pro'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20pt" officeooo:rsid="0019926e" officeooo:paragraph-rsid="00204efc" style:font-size-asian="28pt" style:font-size-complex="28pt"/>
    </style:style>
    <style:style style:name="P2" style:family="paragraph" style:parent-style-name="Text_20_body">
      <style:paragraph-properties fo:text-align="start" style:justify-single-word="false"/>
      <style:text-properties fo:font-size="20pt" officeooo:rsid="0019926e" officeooo:paragraph-rsid="00215362" style:font-size-asian="28pt" style:font-size-complex="28pt"/>
    </style:style>
    <style:style style:name="P3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officeooo:rsid="00163526" officeooo:paragraph-rsid="00181c4b" style:font-size-asian="28pt" style:font-size-complex="28pt"/>
    </style:style>
    <style:style style:name="P4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officeooo:rsid="001d702d" officeooo:paragraph-rsid="001d702d" style:font-size-asian="28pt" style:font-size-complex="28pt"/>
    </style:style>
    <style:style style:name="P5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1d702d"/>
    </style:style>
    <style:style style:name="P6" style:family="paragraph" style:parent-style-name="Text_20_body">
      <style:paragraph-properties fo:margin-top="0in" fo:margin-bottom="0in" style:contextual-spacing="false" fo:text-align="start" style:justify-single-word="false"/>
      <style:text-properties fo:font-size="8pt" officeooo:rsid="001d702d" officeooo:paragraph-rsid="001d702d" style:font-size-asian="28pt" style:font-size-complex="28pt"/>
    </style:style>
    <style:style style:name="P7" style:family="paragraph" style:parent-style-name="Text_20_body">
      <style:paragraph-properties fo:text-align="center" style:justify-single-word="false"/>
      <style:text-properties officeooo:paragraph-rsid="001fd6b6"/>
    </style:style>
    <style:style style:name="P8" style:family="paragraph" style:parent-style-name="Title">
      <style:paragraph-properties fo:margin-top="0in" fo:margin-bottom="0in" style:contextual-spacing="false" fo:text-align="start" style:justify-single-word="false"/>
      <style:text-properties fo:font-size="26pt" officeooo:rsid="00163526" officeooo:paragraph-rsid="001fd6b6" style:font-size-asian="28pt" style:font-size-complex="28pt"/>
    </style:style>
    <style:style style:name="P9" style:family="paragraph" style:parent-style-name="Heading_20_1">
      <style:paragraph-properties fo:text-align="start" style:justify-single-word="fals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>
      <style:paragraph-properties fo:break-before="page"/>
      <style:text-properties officeooo:rsid="00289e2c" officeooo:paragraph-rsid="00289e2c"/>
    </style:style>
    <style:style style:name="P12" style:family="paragraph" style:parent-style-name="Text_20_body">
      <style:paragraph-properties fo:margin-top="0in" fo:margin-bottom="0in" style:contextual-spacing="false" fo:text-align="start" style:justify-single-word="false"/>
      <style:text-properties fo:font-size="20pt" officeooo:rsid="00163526" officeooo:paragraph-rsid="00181c4b" style:font-size-asian="28pt" style:font-size-complex="28pt"/>
    </style:style>
    <style:style style:name="P13" style:family="paragraph" style:parent-style-name="Text_20_body">
      <style:text-properties officeooo:paragraph-rsid="00289e2c"/>
    </style:style>
    <style:style style:name="P14" style:family="paragraph" style:parent-style-name="Text_20_body">
      <style:text-properties officeooo:paragraph-rsid="00293083"/>
    </style:style>
    <style:style style:name="P15" style:family="paragraph" style:parent-style-name="Text_20_body" style:list-style-name="L3">
      <style:text-properties officeooo:rsid="00293083" officeooo:paragraph-rsid="00293083"/>
    </style:style>
    <style:style style:name="P16" style:family="paragraph" style:parent-style-name="Text_20_body" style:list-style-name="L3">
      <style:text-properties officeooo:rsid="00293083" officeooo:paragraph-rsid="002ae9c0"/>
    </style:style>
    <style:style style:name="P17" style:family="paragraph" style:parent-style-name="Text_20_body" style:list-style-name="L3">
      <style:text-properties officeooo:paragraph-rsid="00293083"/>
    </style:style>
    <style:style style:name="P18" style:family="paragraph" style:parent-style-name="Text_20_body" style:list-style-name="L3">
      <style:text-properties officeooo:rsid="002ae9c0" officeooo:paragraph-rsid="002ae9c0"/>
    </style:style>
    <style:style style:name="P19" style:family="paragraph" style:parent-style-name="Text_20_body" style:list-style-name="L3">
      <style:text-properties officeooo:rsid="002ae9c0" officeooo:paragraph-rsid="002b35cd"/>
    </style:style>
    <style:style style:name="P20" style:family="paragraph" style:parent-style-name="Text_20_body">
      <style:text-properties officeooo:rsid="002c4af8" officeooo:paragraph-rsid="002c4af8"/>
    </style:style>
    <style:style style:name="P21" style:family="paragraph" style:parent-style-name="Text_20_body">
      <style:text-properties officeooo:paragraph-rsid="002e1dd1"/>
    </style:style>
    <style:style style:name="P22" style:family="paragraph" style:parent-style-name="Title">
      <style:paragraph-properties fo:margin-top="0in" fo:margin-bottom="0in" style:contextual-spacing="false" fo:text-align="start" style:justify-single-word="false"/>
      <style:text-properties fo:font-size="26pt" officeooo:rsid="00181c4b" officeooo:paragraph-rsid="001fd6b6" style:font-size-asian="28pt" style:font-size-complex="28pt"/>
    </style:style>
    <style:style style:name="P23" style:family="paragraph" style:parent-style-name="Title">
      <style:paragraph-properties fo:margin-top="0in" fo:margin-bottom="0in" style:contextual-spacing="false" fo:text-align="end" style:justify-single-word="false"/>
      <style:text-properties fo:font-size="26pt" officeooo:rsid="00163526" officeooo:paragraph-rsid="001c90a8" style:font-size-asian="28pt" style:font-size-complex="28pt"/>
    </style:style>
    <style:style style:name="P24" style:family="paragraph" style:parent-style-name="Title">
      <style:paragraph-properties fo:margin-top="0in" fo:margin-bottom="0in" style:contextual-spacing="false" fo:text-align="end" style:justify-single-word="false"/>
      <style:text-properties fo:font-size="26pt" officeooo:rsid="00163526" officeooo:paragraph-rsid="0026ccde" style:font-size-asian="28pt" style:font-size-complex="28pt"/>
    </style:style>
    <style:style style:name="P25" style:family="paragraph">
      <style:text-properties style:font-name="F" fo:font-size="12pt"/>
    </style:style>
    <style:style style:name="P26" style:family="paragraph">
      <loext:graphic-properties draw:fill="none" draw:fill-color="#ffffff"/>
      <style:text-properties style:font-name="F" fo:font-size="12pt"/>
    </style:style>
    <style:style style:name="T1" style:family="text">
      <style:text-properties officeooo:rsid="00181c4b"/>
    </style:style>
    <style:style style:name="T2" style:family="text">
      <style:text-properties style:text-position="super 58%" officeooo:rsid="001ee3d5"/>
    </style:style>
    <style:style style:name="T3" style:family="text">
      <style:text-properties style:text-position="super 58%" fo:font-weight="normal" officeooo:rsid="00215362" style:font-weight-asian="normal" style:font-weight-complex="normal"/>
    </style:style>
    <style:style style:name="T4" style:family="text">
      <style:text-properties officeooo:rsid="001c90a8"/>
    </style:style>
    <style:style style:name="T5" style:family="text">
      <style:text-properties fo:font-size="20pt" officeooo:rsid="001d702d" style:font-size-asian="28pt" style:font-size-complex="28pt"/>
    </style:style>
    <style:style style:name="T6" style:family="text">
      <style:text-properties fo:font-size="20pt" officeooo:rsid="001fd6b6" style:font-size-asian="28pt" style:font-size-complex="28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ee3d5" style:font-weight-asian="normal" style:font-weight-complex="normal"/>
    </style:style>
    <style:style style:name="T9" style:family="text">
      <style:text-properties fo:font-weight="normal" officeooo:rsid="00200803" style:font-weight-asian="normal" style:font-weight-complex="normal"/>
    </style:style>
    <style:style style:name="T10" style:family="text">
      <style:text-properties fo:font-weight="normal" officeooo:rsid="00204efc" style:font-weight-asian="normal" style:font-weight-complex="normal"/>
    </style:style>
    <style:style style:name="T11" style:family="text">
      <style:text-properties fo:font-weight="normal" officeooo:rsid="00215362" style:font-weight-asian="normal" style:font-weight-complex="normal"/>
    </style:style>
    <style:style style:name="T12" style:family="text">
      <style:text-properties fo:font-weight="normal" officeooo:rsid="00255c23" style:font-weight-asian="normal" style:font-weight-complex="normal"/>
    </style:style>
    <style:style style:name="T13" style:family="text">
      <style:text-properties fo:font-weight="normal" officeooo:rsid="0026c1a8" style:font-weight-asian="normal" style:font-weight-complex="normal"/>
    </style:style>
    <style:style style:name="T14" style:family="text">
      <style:text-properties officeooo:rsid="001fd6b6"/>
    </style:style>
    <style:style style:name="T15" style:family="text">
      <style:text-properties officeooo:rsid="00204efc"/>
    </style:style>
    <style:style style:name="T16" style:family="text">
      <style:text-properties officeooo:rsid="00289e2c"/>
    </style:style>
    <style:style style:name="T17" style:family="text">
      <style:text-properties fo:font-variant="normal" fo:text-transform="none" fo:color="#000000" loext:opacity="100%" style:font-name="Source Code Pro" fo:font-size="16.5pt" fo:letter-spacing="normal" fo:font-style="normal" fo:font-weight="normal"/>
    </style:style>
    <style:style style:name="T18" style:family="text">
      <style:text-properties officeooo:rsid="00293083"/>
    </style:style>
    <style:style style:name="T19" style:family="text">
      <style:text-properties officeooo:rsid="002ae9c0"/>
    </style:style>
    <style:style style:name="T20" style:family="text">
      <style:text-properties officeooo:rsid="002b35cd"/>
    </style:style>
    <style:style style:name="T21" style:family="text">
      <style:text-properties officeooo:rsid="002e1dd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676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4">Analiza</text:span> książ<text:span text:style-name="T4">ki</text:span> <text:span text:style-name="T1">J</text:span>effrey <text:span text:style-name="T1">L</text:span>iker<text:span text:style-name="T1">a </text:span>The Toyota Way<text:span text:style-name="T1">.</text:span></text:p>
      <text:p text:style-name="P22"><text:s/></text:p>
      <text:p text:style-name="P23"/>
      <text:p text:style-name="P3"/>
      <text:h text:style-name="P9" text:outline-level="1">Spis treści:</text:h>
      <text:p text:style-name="P6"/>
      <text:p text:style-name="P5"><text:span text:style-name="T5">1. </text:span><text:span text:style-name="T6">Dao Toyoty</text:span><text:span text:style-name="T5">.</text:span></text:p>
      <text:p text:style-name="P4">2. Osiągnięcie globalnego znaczenia.</text:p>
      <text:p text:style-name="P4">3.</text:p>
      <text:p text:style-name="P4">4.</text:p>
      <text:p text:style-name="P4">5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4">Kazmir Shkirtovsky. </text:p>
      <text:p text:style-name="P24">Zarządzanie, semestr 4.</text:p>
      <text:h text:style-name="P10" text:outline-level="1">1. Dao Toyoty</text:h>
      <text:p text:style-name="P7"/>
      <text:p text:style-name="P1"><text:span text:style-name="T14">Analiza Systemu Produkcyjnego Toyoty (dalej TPS) była zrobiona z pracy 2012 roku rosyjskiego wydawnictwa “Alpina Bizness Grup”. </text:span>Książka opowiada o budowaniu TPS poprzez 14 zasad zarządzania. </text:p>
      <text:p text:style-name="P2"><draw:frame text:anchor-type="paragraph" draw:z-index="0" draw:name="Text Frame 1" draw:style-name="gr1" draw:text-style-name="P26" svg:width="6.8287in" svg:height="0.6768in" svg:x="0.3472in" svg:y="7.2465in"><draw:text-box><text:p text:style-name="P25">1) https://luxe.digital/lifestyle/garage/largest-car-companies/ </text:p><text:p text:style-name="P25">2) http://www.shingijutsu-global.com/en/about%20us.html </text:p></draw:text-box></draw:frame><text:span text:style-name="T15">TPS była utworzona przez inżenera i menedżera Taichii Ohno w latach 1950.</text:span> Dziś<text:span text:style-name="T2">1</text:span> (07.02.2024) Toyota Motor Corporation jest drugim producentem samochodów na świecie (z kapitalizacją 278,7 miliardów dolarów), ustępując jedynie Volkswagen AG (z kapitalizacją 299,5 miliarda dolarów), jej fabryki zlokalizowane są w różnych krajach na całym świecie. świata – od Japonii i USA po kraje afrykańskie, w tym Polskę. <text:span text:style-name="T8">Systemy podobne do TPS zostały wdrożone przez Forda, Porsche, Boeinga, Alcoa i General Electric. </text:span><text:span text:style-name="T9">D</text:span><text:span text:style-name="T8">okładne przestudiowanie </text:span><text:span text:style-name="T9">systemu TPS i opracowanie własnego “Lean” (oszczędny system produkcji) w Stanach Zjednoczonych zaczęło się w latach 1980 po utracie konkurencji ze strony japońskiego przemysłu samochodowego. </text:span><text:span text:style-name="T10">System TPS i ją pochodne używają nie tylko firmy, np. Ford z Ford Production System, ale i konsultingowe agencje, np. </text:span><text:span text:style-name="T11">W 1993 roku Porsche</text:span><text:span text:style-name="T3">2</text:span><text:span text:style-name="T11"> za pomocą </text:span><text:span text:style-name="T10">Shingijutsu </text:span><text:span text:style-name="T11">Global Consulting zaczęli produkować w 2 razy więcej samochodów (z 40 do 80 na dobę), a także powiększyli swój zakres produktów, dzięki temu w 1995 roku Porsche z sukcesem powróciło do </text:span><text:soft-page-break/><text:span text:style-name="T11">rentowności, wdrażając metodologię Kaizen, jaka jest jednym ze składników TPS.</text:span></text:p>
      <text:p text:style-name="Text_20_body"><text:span text:style-name="T7">System TPS polega na separacji pracy wśród pracowników a polepszeniu kompetencji personelu i nie wymaga nadmierną automatyzacji. </text:span><text:span text:style-name="T12">Dao Toyoty polega na zadasach „kaizen” a szacunku dla ludzi. Kaizen – ciągłe doskonalenie, definiuje podstawowe podejście Toyoty do prowadzenia działalności gospodarczej: kwestionuj wszystko. Ciągłe doskonalenie zmusza ludzi do ciągłego uczenia się i tworzy atmosferę, która nie tylko zachęca do zmian, ale czyni je naturalnymi. Szacunek do ludzi wyraża się poprzez zapewnienie im bezpieczeństwa pracy i zachęcanie każdego członka zespołu do dążenia do osiągania wyższych wyników. Menedżerowie mają obowiązek dbać o stworzenie w naszym zespole klimatu wzajemnego zaufania i zrozumienia. </text:span><text:span text:style-name="T13">Jednocześnie zadaniem kierownictwa w zarządzaniu ogromną liczbą ludzi jest wzbudzenie chęci pracy dla wspólnego celu i pomagania w jego osiągnięciu, wspólnego dążenia do niego z innymi, niesienia ludzi ze sobą i pomagania im w pokonywaniu trudności.</text:span></text:p>
      <text:h text:style-name="P11" text:outline-level="1">2. Osiągnięcie globalnego znaczenia</text:h>
      <text:p text:style-name="P13"><text:tab/>Stała jakość i stała efektywność operacyjna firmy są bezpośrednim skutkiem nienagannej produkcji <text:span text:style-name="T16">Toyoty, Narzędzia i metody doskonalenia jakości, które dzięki Toyocie stały się powszechnie znane na świecie to są: „just-in-time”, „kaizen”, „one-piece flow”, „jidoka” i „heijunka”, które dały początek rewolucji w zakresie „</text:span><text:span text:style-name="T18">Lean”</text:span><text:span text:style-name="T16"> produkcji. </text:span><text:span text:style-name="T18">Ale</text:span><text:span text:style-name="T16"> sukces Toyoty dzięki narzędziom wynika z filozofii biznesowej z</text:span><text:span text:style-name="T18">budowanej</text:span><text:span text:style-name="T16"> w zrozumieniu ludzi i ich motywacji. Sukces firmy zależy przede wszystkim od przywództwa, pracy zespołowej i kultury biznesowej poprzez rozwój strategii, relacje z dostawcami i </text:span><text:span text:style-name="T18">kulture</text:span><text:span text:style-name="T16"> organizacj</text:span><text:span text:style-name="T18">i</text:span><text:span text:style-name="T16">.</text:span></text:p>
      <text:p text:style-name="P14"><text:tab/><text:span text:style-name="T18">Dao Toyoty opiera się na 14 zasad TPS, które można podzielić na 4 kategorii:</text:span></text:p>
      <text:list text:style-name="L3">
        <text:list-item>
          <text:p text:style-name="P17"><text:span text:style-name="T18">Wyzwanie (Filozofia, strategiczne myślenie):</text:span></text:p>
          <text:list>
            <text:list-header>
              <text:p text:style-name="P17"><text:span text:style-name="T18">Podejmuj decyzje zarządcze w perspektywie długoterminowej, nawet jeśli jest to szkodliwe dla krótkoterminowych celów finansowych.</text:span></text:p>
            </text:list-header>
          </text:list>
        </text:list-item>
        <text:list-item>
          <text:p text:style-name="P15">Kaizen (Proces, eliminacja strat):</text:p>
          <text:list>
            <text:list-header>
              <text:p text:style-name="P16">Proces zorganizowany w formie przepływu pomaga zidentyfikować problemy. </text:p>
              <text:p text:style-name="P16">Użyj systemu ciągnięcia, aby uniknąć nadprodukcji.</text:p>
              <text:p text:style-name="P15">Rozłóż równomiernie ilość pracy (heijunka).</text:p>
              <text:p text:style-name="P15"><text:soft-page-break/>Zatrzymaj proces, gdy wystąp<text:span text:style-name="T19">i </text:span>problem z jakością (jidoka).</text:p>
              <text:p text:style-name="P15">Standaryzuj zadania w celu ciągłego doskonalenia.</text:p>
              <text:p text:style-name="P15">Skorzystaj z pomocy wizualnych kontrolować, żeby nie było problemu przeszło niezauważone.</text:p>
              <text:p text:style-name="P15">Stosuj wyłącznie niezawodną, ​​sprawdzoną technologię.</text:p>
            </text:list-header>
          </text:list>
        </text:list-item>
        <text:list-item>
          <text:p text:style-name="P18">Szacunek a praca zespołowa (Pracowniki a partnerzy, szanować, doskonalić, rozwijać i zapewniać pracę na odpowiednim poziomie):</text:p>
          <text:list>
            <text:list-header>
              <text:p text:style-name="P18">Rozwijaj liderów, którzy wyznają filozofia firmy.</text:p>
              <text:p text:style-name="P18">Szanuj i rozwijaj ludzi i zespół, zadawaj <text:span text:style-name="T20">im </text:span>pytania.</text:p>
              <text:p text:style-name="P18">Szanuj swoich dostawców, pomagaj im i bądź wobec nich wymagający.</text:p>
            </text:list-header>
          </text:list>
        </text:list-item>
        <text:list-item>
          <text:p text:style-name="P18">Genchi genbutsu <text:span text:style-name="T20">(Rozwiązanie problemów, ciągłe doskonalenie i nauka):</text:span></text:p>
          <text:list>
            <text:list-header>
              <text:p text:style-name="P19">Ciągłe uniwersalne uczenie się w procesie kaizen.</text:p>
              <text:p text:style-name="P19"><text:span text:style-name="T20">A</text:span>by zrozumieć sytuację, trzeba wszystko zobaczyć na własne oczy (genchi genbutsu).</text:p>
              <text:p text:style-name="P18">Podejmuj decyzję powoli, w oparciu <text:span text:style-name="T20">na</text:span> konsensus, po rozważeniu wszystkich możliwych opcji; wdrażając to, nie wahaj się (nemawashi).</text:p>
            </text:list-header>
          </text:list>
        </text:list-item>
      </text:list>
      <text:p text:style-name="P20">Te zasady działają ze wszystkimi procesami (np. sprzedaży, marketing, logistyka itd.), a nie tylko w produkcji samochodów.</text:p>
      <text:p text:style-name="P21"><text:soft-page-break/><text:span text:style-name="T21">„</text:span><text:span text:style-name="T17">Чтобы это путешествие было для вас более комфортным, я привожу множество примеров. Часть этих примеров показывает, как поддерживает свой высочайший уровень Toyota, другие позволяют ознакомиться с опытом компаний, которые успешно применяют принципы Toyota как в производстве, так и в сфере услуг.</text:span><text:span text:style-name="T21">”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  <style:font-face style:name="Source Code Pro" svg:font-family="'Source Code Pr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text-align="start" style:justify-single-word="false"/>
      <style:text-properties fo:font-size="20pt" officeooo:rsid="001fd6b6" style:font-size-asian="28pt" style:font-size-complex="28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imbus Sans" style:font-family-asian="'Nimbus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05in" style:type="center"/>
          <style:tab-stop style:position="8.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05in" style:type="center"/>
          <style:tab-stop style:position="8.1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fo:font-size="22pt" fo:font-weight="bold" officeooo:rsid="001fd6b6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65in" fo:margin-bottom="0.65in" fo:margin-left="0.65in" fo:margin-right="0.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20:33:24.592335632</meta:creation-date>
    <dc:date>2024-05-03T20:21:27.122737277</dc:date>
    <meta:editing-duration>PT15H54M15S</meta:editing-duration>
    <meta:editing-cycles>11</meta:editing-cycles>
    <meta:generator>LibreOffice/24.2.3.2$Linux_X86_64 LibreOffice_project/420$Build-2</meta:generator>
    <meta:document-statistic meta:table-count="0" meta:image-count="0" meta:object-count="0" meta:page-count="6" meta:paragraph-count="37" meta:word-count="670" meta:character-count="4871" meta:non-whitespace-character-count="4231"/>
  </office:meta>
</office:document-meta>
</file>